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3e87" officeooo:paragraph-rsid="00053e87"/>
    </style:style>
    <style:style style:name="P2" style:family="paragraph" style:parent-style-name="Table_20_Contents">
      <style:text-properties officeooo:rsid="0005ca84" officeooo:paragraph-rsid="0005ca84"/>
    </style:style>
    <style:style style:name="P3" style:family="paragraph" style:parent-style-name="Standard">
      <style:text-properties officeooo:rsid="00053e87" officeooo:paragraph-rsid="00053e87"/>
    </style:style>
    <style:style style:name="T1" style:family="text">
      <style:text-properties officeooo:rsid="0005c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s afvinkopdracht 1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1.B1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1.B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1.B2" office:value-type="string">
            <text:p text:style-name="P1">Gegeven error bericht: “De bestandsnaam is fout, dit bestand kan namelijk niet gevonden worden”</text:p>
          </table:table-cell>
        </table:table-row>
      </table:table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2.B1" office:value-type="string">
            <text:p text:style-name="P2">De enzymenlijst openen zonder dat het aanwezig is, of anders genaamd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2.B2" office:value-type="string">
            <text:p text:style-name="P2">Het programma geeft een nette afhandeling van de error, geeft aan dat het bestand afwezig of verkeerd genaamd is.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2.B2" office:value-type="string">
            <text:p text:style-name="P2">pass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2.B2" office:value-type="string">
            <text:p text:style-name="P2">Gegeven error bericht: “Het bestand met enzymen kan niet gevonden worden”.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3.B1" office:value-type="string">
            <text:p text:style-name="P2">Het programma vind sequenties die geen DNA zijn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3.B2" office:value-type="string">
            <text:p text:style-name="P2">Het programma geeft een nette afhandeling van de error, geeft aan dat een sequentie geen DNA is.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3.B2" office:value-type="string">
            <text:p text:style-name="P2">Pass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3.B2" office:value-type="string">
            <text:p text:style-name="P2">Gegeven error bericht: “Deze sequentie is geen DNA”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43:30.406830869</meta:creation-date>
    <dc:date>2017-11-22T11:59:21.936622018</dc:date>
    <meta:editing-duration>PT5M11S</meta:editing-duration>
    <meta:editing-cycles>1</meta:editing-cycles>
    <meta:document-statistic meta:table-count="3" meta:image-count="0" meta:object-count="0" meta:page-count="1" meta:paragraph-count="25" meta:word-count="134" meta:character-count="877" meta:non-whitespace-character-count="768"/>
    <meta:generator>LibreOffice/5.1.6.2$Linux_X86_64 LibreOffice_project/10m0$Build-2</meta:generator>
  </office:meta>
</office:document-meta>
</file>